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ESTADOS/ALFABETO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=’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'+’</text:p>
          </table:table-cell>
          <table:table-cell office:value-type="string" calcext:value-type="string">
            <text:p>'-’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amp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qo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q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24:41.032270944</meta:creation-date>
    <dc:date>2019-04-19T12:33:21.304245438</dc:date>
    <meta:editing-duration>PT28M9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